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text-properties officeooo:rsid="001c2898" officeooo:paragraph-rsid="001c2898"/>
    </style:style>
    <style:style style:name="P2" style:family="paragraph" style:parent-style-name="Text_20_body" style:list-style-name="L1">
      <style:text-properties officeooo:rsid="001c2898" officeooo:paragraph-rsid="001c2898"/>
    </style:style>
    <style:style style:name="P3" style:family="paragraph" style:parent-style-name="Text_20_body" style:list-style-name="L1">
      <style:text-properties officeooo:rsid="001cdaed" officeooo:paragraph-rsid="001cdaed"/>
    </style:style>
    <style:style style:name="P4" style:family="paragraph" style:parent-style-name="Text_20_body" style:list-style-name="L1">
      <style:text-properties officeooo:rsid="001dc758" officeooo:paragraph-rsid="001dc758"/>
    </style:style>
    <style:style style:name="T1" style:family="text">
      <style:text-properties officeooo:rsid="001cdaed"/>
    </style:style>
    <style:style style:name="T2" style:family="text">
      <style:text-properties officeooo:rsid="001dc75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WV Working Principle</text:h>
      <text:list text:style-name="L1">
        <text:list-item>
          <text:p text:style-name="P2">SWO (Serial Wire Output)</text:p>
          <text:list>
            <text:list-item>
              <text:p text:style-name="P2">works over SWD (Serial Wire Debugger) interface</text:p>
            </text:list-item>
            <text:list-item>
              <text:p text:style-name="P4">connected to ITM and SWD, and goes to ST link ckt (usb debugger)</text:p>
            </text:list-item>
          </text:list>
        </text:list-item>
        <text:list-item>
          <text:p text:style-name="P2">Cortex M4 and up MPUs have ITM unit</text:p>
          <text:list>
            <text:list-item>
              <text:p text:style-name="P2">Instrumentation Trace Macrocell Unit</text:p>
            </text:list-item>
            <text:list-item>
              <text:p text:style-name="P2">supports printf style debugging</text:p>
            </text:list-item>
            <text:list-item>
              <text:p text:style-name="P3">has hardware fifo where printf data is written, and is connected to SWO pin</text:p>
            </text:list-item>
          </text:list>
        </text:list-item>
        <text:list-item>
          <text:p text:style-name="P2"><text:span text:style-name="T2">MPU has </text:span>SWD <text:span text:style-name="T2">connector </text:span>(Serial Wire Debugger)</text:p>
          <text:list>
            <text:list-item>
              <text:p text:style-name="P2">2 pins for debug, 1 for trace</text:p>
              <text:list>
                <text:list-item>
                  <text:p text:style-name="P2"><text:span text:style-name="T1">Debug: </text:span>SWDIO: bidirectional data line</text:p>
                </text:list-item>
                <text:list-item>
                  <text:p text:style-name="P2"><text:span text:style-name="T1">Debug: </text:span>SWCLK: clock driven by host</text:p>
                </text:list-item>
                <text:list-item>
                  <text:p text:style-name="P3">Trace: SWO (Serial Wire Output) used for printf functionality</text:p>
                </text:list-item>
              </text:list>
            </text:list-item>
            <text:list-item>
              <text:p text:style-name="P2">alternative to JTAG debugging</text:p>
            </text:list-item>
          </text:list>
        </text:list-item>
        <text:list-item>
          <text:p text:style-name="P4">SWO 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04T18:39:38.775223225</meta:creation-date>
    <dc:date>2025-08-04T18:52:51.621213454</dc:date>
    <meta:editing-duration>PT13M14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" meta:paragraph-count="15" meta:word-count="110" meta:character-count="585" meta:non-whitespace-character-count="503"/>
  </office:meta>
</office:document-meta>
</file>